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3f9" officeooo:paragraph-rsid="001a23f9"/>
    </style:style>
    <style:style style:name="P2" style:family="paragraph" style:parent-style-name="Standard">
      <style:text-properties officeooo:rsid="001c06d9" officeooo:paragraph-rsid="001c06d9"/>
    </style:style>
    <style:style style:name="P3" style:family="paragraph" style:parent-style-name="Standard">
      <style:text-properties officeooo:rsid="001c5dd6" officeooo:paragraph-rsid="001c5dd6"/>
    </style:style>
    <style:style style:name="P4" style:family="paragraph" style:parent-style-name="Standard">
      <style:text-properties officeooo:rsid="001e144b" officeooo:paragraph-rsid="001e144b"/>
    </style:style>
    <style:style style:name="T1" style:family="text">
      <style:text-properties officeooo:rsid="001d2cfb"/>
    </style:style>
    <style:style style:name="T2" style:family="text">
      <style:text-properties officeooo:rsid="001ec3bc"/>
    </style:style>
    <style:style style:name="T3" style:family="text">
      <style:text-properties officeooo:rsid="001f2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COMPONENTES </text:p>
      <text:p text:style-name="P1"/>
      <text:p text:style-name="P2">-Especificação de componente, é traduzir os requisitos levantados com o cliente, transformando em <text:tab/>especificação para repassar ao desenvolvedor.</text:p>
      <text:p text:style-name="P2"/>
      <text:p text:style-name="P3">DEFINIÇÃO DE ESPECIFICAÇÃO DE COMPONENTE</text:p>
      <text:p text:style-name="P3">-<text:span text:style-name="T1">específico, distribuído, pode ser empacotado em módulos, aderente a padrões </text:span></text:p>
      <text:p text:style-name="P3"/>
      <text:p text:style-name="P4">ESPECIFICAÇÃO DE COMPONENTES A SEREM DESENVOLVIDOS </text:p>
      <text:p text:style-name="P4">-<text:span text:style-name="T2">requisitos levantados pelo arquiteto com as partes interessadas (clientes)</text:span></text:p>
      <text:p text:style-name="P4">-<text:span text:style-name="T2">arquiteto usando sua própria base de conhecimento e experiência </text:span></text:p>
      <text:p text:style-name="P4">-<text:span text:style-name="T3">de posse dos requisitos e sua própria experiência, arquiteto cria as especificações do componente</text:span></text:p>
      <text:p text:style-name="P4">-<text:span text:style-name="T3">repassa as especificações ao desenvolvedor </text:span></text:p>
      <text:p text:style-name="P4">-<text:span text:style-name="T3">desenvolvedor cria o componente 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3:22:43.134000000</meta:creation-date>
    <dc:date>2024-05-24T13:05:15.640000000</dc:date>
    <meta:editing-duration>PT36M24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0" meta:word-count="83" meta:character-count="656" meta:non-whitespace-character-count="576"/>
  </office:meta>
</office:document-meta>
</file>